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Bitstream Vera Sans Mono', 'Courier New', Courier, monospace"/>
    <style:font-face style:name="Consolas" svg:font-family="Consolas, 'Lucida Console', 'DejaVu Sans Mono', Monaco, 'Courier New', monospace"/>
    <style:font-face style:name="Lucida Sans" svg:font-family="'Lucida Sans', 'Lucida Grande', 'Lucida Sans Unicode', Verdana, sans-serif"/>
    <style:font-face style:name="MathJax Main" svg:font-family="'MathJax Main'"/>
    <style:font-face style:name="MathJax Math-italic" svg:font-family="'MathJax Math-italic'"/>
    <style:font-face style:name="arial" svg:font-family="arial, sans-serif"/>
    <style:font-face style:name="monospace1" svg:font-family="monospace"/>
    <style:font-face style:name="monospace" svg:font-family="monospace, Courier"/>
    <style:font-face style:name="sans" svg:font-family="sans"/>
    <style:font-face style:name="sans-serif" svg:font-family="sans-serif"/>
    <style:font-face style:name="Lucida Sans2"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6319in" style:rel-column-width="2350*"/>
    </style:style>
    <style:style style:name="Table1.B" style:family="table-column">
      <style:table-column-properties style:column-width="1.2521in" style:rel-column-width="1803*"/>
    </style:style>
    <style:style style:name="Table1.C" style:family="table-column">
      <style:table-column-properties style:column-width="1.1125in" style:rel-column-width="1602*"/>
    </style:style>
    <style:style style:name="Table1.D" style:family="table-column">
      <style:table-column-properties style:column-width="1.3299in" style:rel-column-width="1915*"/>
    </style:style>
    <style:style style:name="Table1.E" style:family="table-column">
      <style:table-column-properties style:column-width="1.5986in" style:rel-column-width="2302*"/>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line-height="150%" fo:widows="1" fo:text-indent="0in" style:auto-text-indent="false"/>
      <style:text-properties fo:font-size="12pt" officeooo:paragraph-rsid="0022521f" style:font-size-asian="12pt" style:font-size-complex="12pt"/>
    </style:style>
    <style:style style:name="P2" style:family="paragraph" style:parent-style-name="Text_20_body">
      <style:paragraph-properties fo:text-align="center" style:justify-single-word="false"/>
      <style:text-properties style:font-name="Calibri" fo:font-size="24pt" fo:font-style="italic" fo:font-weight="bold" officeooo:rsid="00280a4b" officeooo:paragraph-rsid="00280a4b" style:font-size-asian="21pt" style:font-style-asian="italic" style:font-weight-asian="bold" style:font-size-complex="24pt" style:font-style-complex="italic" style:font-weight-complex="bold"/>
    </style:style>
    <style:style style:name="P3" style:family="paragraph" style:parent-style-name="Text_20_body">
      <style:text-properties officeooo:rsid="00280a4b" officeooo:paragraph-rsid="00280a4b"/>
    </style:style>
    <style:style style:name="P4" style:family="paragraph" style:parent-style-name="Title">
      <style:text-properties style:font-name="Calibri" fo:font-size="36pt" officeooo:rsid="00280a4b" officeooo:paragraph-rsid="00280a4b" style:font-size-asian="36pt" style:font-size-complex="36p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Standard">
      <style:paragraph-properties fo:margin-left="0in" fo:margin-right="0in" fo:line-height="150%" fo:widows="1" fo:text-indent="0in" style:auto-text-indent="false"/>
      <style:text-properties fo:font-variant="normal" fo:text-transform="none" fo:color="#222222" style:text-position="0% 100%" style:font-name="Calibri" fo:font-size="12pt" fo:letter-spacing="normal" fo:font-style="normal" fo:font-weight="normal" officeooo:rsid="001f685b" officeooo:paragraph-rsid="0022521f" style:font-size-asian="12pt" style:font-size-complex="12pt"/>
    </style:style>
    <style:style style:name="P8" style:family="paragraph" style:parent-style-name="Standard">
      <style:paragraph-properties fo:margin-left="0in" fo:margin-right="0in" fo:line-height="150%" fo:widows="1" fo:text-indent="0in" style:auto-text-indent="false"/>
      <style:text-properties fo:font-variant="normal" fo:text-transform="none" fo:color="#222222" style:text-position="0% 100%" style:font-name="Calibri" fo:font-size="12pt" fo:letter-spacing="normal" fo:font-style="normal" fo:font-weight="normal" officeooo:rsid="00203667" officeooo:paragraph-rsid="0022521f" style:font-size-asian="12pt" style:font-size-complex="12pt"/>
    </style:style>
    <style:style style:name="P9" style:family="paragraph" style:parent-style-name="Standard">
      <style:paragraph-properties fo:margin-left="0in" fo:margin-right="0in" fo:line-height="150%" fo:widows="1" fo:text-indent="0in" style:auto-text-indent="false"/>
      <style:text-properties style:text-position="0% 100%" style:font-name="Calibri" fo:font-size="12pt" officeooo:rsid="002d6d01" officeooo:paragraph-rsid="002d6d01" style:font-size-asian="12pt" style:font-size-complex="12pt"/>
    </style:style>
    <style:style style:name="P10" style:family="paragraph" style:parent-style-name="Standard">
      <style:paragraph-properties fo:margin-left="0in" fo:margin-right="0in" fo:line-height="115%" fo:widows="1" fo:text-indent="0in" style:auto-text-indent="false"/>
      <style:text-properties style:text-position="0% 100%" style:font-name="Calibri" fo:font-size="12pt" officeooo:rsid="002d6d01" officeooo:paragraph-rsid="002d6d01" style:font-size-asian="12pt" style:font-size-complex="12pt"/>
    </style:style>
    <style:style style:name="P11" style:family="paragraph" style:parent-style-name="Standard">
      <style:paragraph-properties fo:margin-left="0in" fo:margin-right="0in" fo:line-height="150%" fo:widows="1" fo:text-indent="0in" style:auto-text-indent="false"/>
      <style:text-properties fo:font-size="12pt" officeooo:rsid="00292e00" officeooo:paragraph-rsid="00292e00" style:font-size-asian="12pt" style:font-size-complex="12pt"/>
    </style:style>
    <style:style style:name="P12" style:family="paragraph" style:parent-style-name="Standard">
      <style:paragraph-properties fo:margin-left="0in" fo:margin-right="0in" fo:line-height="150%" fo:text-align="center" style:justify-single-word="false" fo:widows="1" fo:text-indent="0in" style:auto-text-indent="false"/>
      <style:text-properties fo:font-size="12pt" officeooo:rsid="00292e00" officeooo:paragraph-rsid="00292e00" style:font-size-asian="12pt" style:font-size-complex="12pt"/>
    </style:style>
    <style:style style:name="P13" style:family="paragraph" style:parent-style-name="Standard">
      <style:paragraph-properties fo:margin-left="0in" fo:margin-right="0in" fo:line-height="150%" fo:widows="1" fo:text-indent="0in" style:auto-text-indent="false"/>
      <style:text-properties officeooo:paragraph-rsid="00292e00"/>
    </style:style>
    <style:style style:name="P14" style:family="paragraph" style:parent-style-name="Standard">
      <style:paragraph-properties fo:margin-left="0in" fo:margin-right="0in" fo:line-height="150%" fo:widows="1" fo:text-indent="0in" style:auto-text-indent="false"/>
      <style:text-properties officeooo:paragraph-rsid="0029ed83"/>
    </style:style>
    <style:style style:name="P15" style:family="paragraph" style:parent-style-name="Standard">
      <style:paragraph-properties fo:margin-left="0in" fo:margin-right="0in" fo:line-height="150%" fo:widows="1" fo:text-indent="0in" style:auto-text-indent="false"/>
      <style:text-properties officeooo:paragraph-rsid="002ac4e1"/>
    </style:style>
    <style:style style:name="P16" style:family="paragraph" style:parent-style-name="Standard">
      <style:paragraph-properties fo:margin-left="0in" fo:margin-right="0in" fo:line-height="150%" fo:widows="1" fo:text-indent="0in" style:auto-text-indent="false"/>
      <style:text-properties officeooo:paragraph-rsid="002b5b16"/>
    </style:style>
    <style:style style:name="P17" style:family="paragraph" style:parent-style-name="Standard">
      <style:paragraph-properties fo:margin-left="0in" fo:margin-right="0in" fo:line-height="150%" fo:widows="1" fo:text-indent="0in" style:auto-text-indent="false"/>
      <style:text-properties fo:font-weight="normal" officeooo:rsid="002d6d01" officeooo:paragraph-rsid="002d6d01" style:font-weight-asian="normal" style:font-weight-complex="normal"/>
    </style:style>
    <style:style style:name="P18" style:family="paragraph" style:parent-style-name="Standard">
      <style:paragraph-properties fo:margin-left="0.4925in" fo:margin-right="0in" fo:line-height="150%" fo:text-align="start" style:justify-single-word="false" fo:widows="1" fo:text-indent="0in" style:auto-text-indent="false"/>
      <style:text-properties fo:font-weight="bold" officeooo:rsid="002d6d01" officeooo:paragraph-rsid="002d6d01" style:font-weight-asian="bold" style:font-weight-complex="bold"/>
    </style:style>
    <style:style style:name="P19" style:family="paragraph" style:parent-style-name="Heading_20_1" style:list-style-name="">
      <style:paragraph-properties fo:line-height="150%" fo:widows="1"/>
      <style:text-properties fo:font-weight="bold" officeooo:paragraph-rsid="0022521f" style:font-weight-asian="bold" style:font-weight-complex="bold"/>
    </style:style>
    <style:style style:name="P20" style:family="paragraph" style:parent-style-name="Heading_20_1">
      <style:paragraph-properties fo:line-height="150%"/>
      <style:text-properties fo:font-variant="normal" fo:text-transform="none" fo:color="#222222" style:font-name="Calibri" fo:letter-spacing="normal" fo:font-style="normal" fo:font-weight="bold" officeooo:rsid="0022521f" style:font-weight-asian="bold" style:font-weight-complex="bold"/>
    </style:style>
    <style:style style:name="P21" style:family="paragraph" style:parent-style-name="Heading_20_1" style:list-style-name="">
      <style:paragraph-properties fo:line-height="150%" fo:widows="1"/>
      <style:text-properties fo:font-variant="normal" fo:text-transform="none" fo:color="#222222" style:font-name="Calibri" fo:letter-spacing="normal" fo:font-style="normal" fo:font-weight="bold" officeooo:rsid="00280a4b" officeooo:paragraph-rsid="00280a4b" style:font-weight-asian="bold" style:font-weight-complex="bold"/>
    </style:style>
    <style:style style:name="P22" style:family="paragraph" style:parent-style-name="Heading_20_1" style:list-style-name="">
      <style:paragraph-properties fo:line-height="150%" fo:widows="1"/>
      <style:text-properties style:font-name="Calibri" fo:font-weight="bold" officeooo:rsid="0022521f" officeooo:paragraph-rsid="0022521f" style:font-weight-asian="bold" style:font-weight-complex="bold"/>
    </style:style>
    <style:style style:name="P23" style:family="paragraph" style:parent-style-name="Heading_20_1">
      <style:paragraph-properties fo:break-before="page"/>
    </style:style>
    <style:style style:name="P24" style:family="paragraph" style:parent-style-name="Heading_20_1">
      <style:paragraph-properties fo:line-height="150%" fo:break-before="page"/>
      <style:text-properties fo:font-weight="bold" officeooo:paragraph-rsid="0022521f" style:font-weight-asian="bold" style:font-weight-complex="bold"/>
    </style:style>
    <style:style style:name="P25" style:family="paragraph" style:parent-style-name="Heading_20_1">
      <style:paragraph-properties fo:break-before="page"/>
      <style:text-properties style:font-name="Calibri" fo:font-size="18.2000007629395pt" style:font-size-asian="18.2000007629395pt" style:font-size-complex="18.2000007629395pt"/>
    </style:style>
    <style:style style:name="P26" style:family="paragraph" style:parent-style-name="Heading_20_1">
      <style:paragraph-properties fo:line-height="150%" fo:break-before="page"/>
      <style:text-properties style:font-name="Calibri" fo:font-weight="bold" officeooo:rsid="0022521f" officeooo:paragraph-rsid="0022521f" style:font-weight-asian="bold" style:font-weight-complex="bold"/>
    </style:style>
    <style:style style:name="P27" style:family="paragraph" style:parent-style-name="Heading_20_1">
      <style:paragraph-properties fo:line-height="150%" fo:break-before="page"/>
      <style:text-properties fo:font-variant="normal" fo:text-transform="none" fo:color="#222222" style:font-name="Calibri" fo:letter-spacing="normal" fo:font-style="normal" fo:font-weight="bold" officeooo:rsid="00280a4b" officeooo:paragraph-rsid="00280a4b" style:font-weight-asian="bold" style:font-weight-complex="bold"/>
    </style:style>
    <style:style style:name="P28" style:family="paragraph" style:parent-style-name="Text_20_body">
      <style:paragraph-properties fo:text-align="center" style:justify-single-word="false"/>
      <style:text-properties style:font-name="Calibri" fo:font-size="36pt" fo:font-style="italic" officeooo:rsid="00292e00" officeooo:paragraph-rsid="00292e00" style:font-size-asian="36pt" style:font-style-asian="italic" style:font-size-complex="36pt" style:font-style-complex="italic"/>
    </style:style>
    <style:style style:name="P29" style:family="paragraph" style:parent-style-name="Text_20_body">
      <style:paragraph-properties fo:text-align="center" style:justify-single-word="false"/>
      <style:text-properties style:font-name="Calibri" fo:font-size="36pt" style:text-underline-style="solid" style:text-underline-width="auto" style:text-underline-color="font-color" officeooo:rsid="00280a4b" officeooo:paragraph-rsid="00280a4b" style:font-size-asian="36pt" style:font-size-complex="36pt"/>
    </style:style>
    <style:style style:name="P30" style:family="paragraph" style:parent-style-name="Text_20_body">
      <style:paragraph-properties fo:line-height="150%"/>
      <style:text-properties officeooo:rsid="002b5b16" officeooo:paragraph-rsid="002b5b16"/>
    </style:style>
    <style:style style:name="P31" style:family="paragraph" style:parent-style-name="Text_20_body">
      <style:text-properties style:font-name="Calibri"/>
    </style:style>
    <style:style style:name="P32" style:family="paragraph" style:parent-style-name="Text_20_body">
      <style:paragraph-properties fo:line-height="150%"/>
      <style:text-properties style:font-name="Calibri"/>
    </style:style>
    <style:style style:name="P33" style:family="paragraph" style:parent-style-name="Table_20_Contents">
      <style:text-properties officeooo:rsid="002c2a12" officeooo:paragraph-rsid="002c2a12"/>
    </style:style>
    <style:style style:name="P34" style:family="paragraph" style:parent-style-name="Table_20_Contents">
      <style:text-properties fo:font-weight="bold" officeooo:rsid="002c2a12" officeooo:paragraph-rsid="002c2a12" style:font-weight-asian="bold" style:font-weight-complex="bold"/>
    </style:style>
    <style:style style:name="P35" style:family="paragraph" style:parent-style-name="Table_20_Contents">
      <style:text-properties fo:font-weight="bold" officeooo:rsid="002d6d01" officeooo:paragraph-rsid="002d6d01" style:font-weight-asian="bold" style:font-weight-complex="bold"/>
    </style:style>
    <style:style style:name="P36" style:family="paragraph" style:parent-style-name="Table_20_Contents">
      <style:text-properties officeooo:rsid="002d6d01" officeooo:paragraph-rsid="002d6d01"/>
    </style:style>
    <style:style style:name="P37" style:family="paragraph" style:parent-style-name="Preformatted_20_Text">
      <style:paragraph-properties fo:line-height="150%"/>
    </style:style>
    <style:style style:name="P38" style:family="paragraph" style:parent-style-name="Preformatted_20_Text">
      <style:paragraph-properties fo:line-height="150%"/>
      <style:text-properties officeooo:paragraph-rsid="002b5b16"/>
    </style:style>
    <style:style style:name="P39" style:family="paragraph" style:parent-style-name="Preformatted_20_Text">
      <style:paragraph-properties fo:line-height="115%" fo:text-align="start" style:justify-single-word="false"/>
      <style:text-properties fo:font-size="9pt" officeooo:rsid="002f6a9f" officeooo:paragraph-rsid="002f6a9f" style:font-size-asian="9pt" style:font-size-complex="9pt"/>
    </style:style>
    <style:style style:name="P40" style:family="paragraph" style:parent-style-name="Preformatted_20_Text">
      <style:paragraph-properties fo:line-height="115%" fo:text-align="start" style:justify-single-word="false"/>
      <style:text-properties fo:font-size="9pt" officeooo:rsid="002f6a9f" officeooo:paragraph-rsid="0030c649" style:font-size-asian="9pt" style:font-size-complex="9pt"/>
    </style:style>
    <style:style style:name="P41" style:family="paragraph" style:parent-style-name="Preformatted_20_Text">
      <style:paragraph-properties fo:line-height="115%" fo:text-align="start" style:justify-single-word="false"/>
      <style:text-properties fo:color="#999999" fo:font-size="9pt" officeooo:rsid="002f6a9f" officeooo:paragraph-rsid="002f6a9f" style:font-size-asian="9pt" style:font-size-complex="9pt"/>
    </style:style>
    <style:style style:name="P42" style:family="paragraph" style:parent-style-name="Preformatted_20_Text">
      <style:paragraph-properties fo:margin-left="0in" fo:margin-right="0in" fo:margin-top="0in" fo:margin-bottom="0in" loext:contextual-spacing="false" fo:line-height="115%" fo:text-indent="0in" style:auto-text-indent="false"/>
      <style:text-properties officeooo:paragraph-rsid="0029ed83"/>
    </style:style>
    <style:style style:name="P43" style:family="paragraph" style:parent-style-name="Preformatted_20_Text">
      <style:paragraph-properties fo:margin-left="0in" fo:margin-right="0in" fo:line-height="150%" fo:text-indent="0in" style:auto-text-indent="false"/>
    </style:style>
    <style:style style:name="P44" style:family="paragraph" style:parent-style-name="Preformatted_20_Text">
      <style:paragraph-properties fo:margin-top="0.0398in" fo:margin-bottom="0.0398in" loext:contextual-spacing="false" fo:line-height="150%"/>
    </style:style>
    <style:style style:name="P45" style:family="paragraph" style:parent-style-name="Preformatted_20_Text">
      <style:paragraph-properties fo:margin-left="0.4925in" fo:margin-right="0in" fo:line-height="150%" fo:text-indent="0in" style:auto-text-indent="false"/>
    </style:style>
    <style:style style:name="P46" style:family="paragraph" style:parent-style-name="Preformatted_20_Text">
      <style:paragraph-properties fo:margin-left="0.9846in" fo:margin-right="0in" fo:line-height="150%" fo:text-indent="0in" style:auto-text-indent="false"/>
    </style:style>
    <style:style style:name="P47" style:family="paragraph">
      <style:paragraph-properties fo:text-align="center"/>
    </style:style>
    <style:style style:name="T1" style:family="text">
      <style:text-properties fo:font-variant="normal" fo:text-transform="none" fo:color="#222222" style:font-name="arial" fo:letter-spacing="normal" fo:font-style="normal"/>
    </style:style>
    <style:style style:name="T2" style:family="text">
      <style:text-properties fo:font-variant="normal" fo:text-transform="none" fo:color="#222222" style:font-name="Calibri" fo:letter-spacing="normal" fo:font-style="normal"/>
    </style:style>
    <style:style style:name="T3" style:family="text">
      <style:text-properties fo:font-variant="normal" fo:text-transform="none" fo:color="#222222" style:font-name="Calibri" fo:letter-spacing="normal" fo:font-style="normal" fo:font-weight="normal"/>
    </style:style>
    <style:style style:name="T4" style:family="text">
      <style:text-properties fo:font-variant="normal" fo:text-transform="none" fo:color="#222222" style:font-name="Calibri" fo:letter-spacing="normal" fo:font-style="normal" fo:font-weight="normal" officeooo:rsid="001d4616"/>
    </style:style>
    <style:style style:name="T5" style:family="text">
      <style:text-properties fo:font-variant="normal" fo:text-transform="none" fo:color="#222222" style:font-name="Calibri" fo:letter-spacing="normal" fo:font-style="normal" fo:font-weight="normal" officeooo:rsid="001f685b"/>
    </style:style>
    <style:style style:name="T6" style:family="text">
      <style:text-properties fo:font-variant="normal" fo:text-transform="none" fo:color="#222222" style:font-name="Calibri" fo:letter-spacing="normal" fo:font-style="normal" fo:font-weight="normal" officeooo:rsid="00292e00"/>
    </style:style>
    <style:style style:name="T7" style:family="text">
      <style:text-properties fo:font-variant="normal" fo:text-transform="none" fo:color="#222222" style:font-name="Calibri" fo:letter-spacing="normal" fo:font-style="normal" fo:font-weight="bold" officeooo:rsid="00292e00" style:font-weight-asian="bold" style:font-weight-complex="bold"/>
    </style:style>
    <style:style style:name="T8" style:family="text">
      <style:text-properties fo:font-variant="normal" fo:text-transform="none" fo:color="#222222" style:text-position="super 58%" style:font-name="Calibri" fo:letter-spacing="normal" fo:font-style="normal" fo:font-weight="bold" officeooo:rsid="00292e00" style:font-weight-asian="bold" style:font-weight-complex="bold"/>
    </style:style>
    <style:style style:name="T9" style:family="text">
      <style:text-properties fo:font-variant="normal" fo:text-transform="none" fo:color="#222222" style:text-position="super 58%" style:font-name="Calibri" fo:letter-spacing="normal" fo:font-style="normal" fo:font-weight="normal" officeooo:rsid="001d4616"/>
    </style:style>
    <style:style style:name="T10" style:family="text">
      <style:text-properties fo:font-variant="normal" fo:text-transform="none" fo:color="#222222" style:text-position="super 58%" style:font-name="Calibri" fo:letter-spacing="normal" fo:font-style="italic" fo:font-weight="normal" style:font-style-asian="italic" style:font-style-complex="italic"/>
    </style:style>
    <style:style style:name="T11" style:family="text">
      <style:text-properties fo:font-variant="normal" fo:text-transform="none" fo:color="#222222" style:text-position="super 58%" style:font-name="Calibri" fo:font-size="12pt" fo:letter-spacing="normal" fo:font-style="normal" fo:font-weight="normal" officeooo:rsid="00292e00" style:font-size-asian="12pt" style:font-style-asian="normal" style:font-weight-asian="normal" style:font-size-complex="12pt" style:font-style-complex="normal" style:font-weight-complex="normal"/>
    </style:style>
    <style:style style:name="T12" style:family="text">
      <style:text-properties fo:font-variant="normal" fo:text-transform="none" fo:color="#222222" style:text-position="0% 100%" style:font-name="Calibri" fo:letter-spacing="normal" fo:font-style="normal" fo:font-weight="normal"/>
    </style:style>
    <style:style style:name="T13" style:family="text">
      <style:text-properties fo:font-variant="normal" fo:text-transform="none" fo:color="#222222" style:text-position="0% 100%" style:font-name="Calibri" fo:letter-spacing="normal" fo:font-style="normal" fo:font-weight="normal" officeooo:rsid="001f685b"/>
    </style:style>
    <style:style style:name="T14" style:family="text">
      <style:text-properties fo:font-variant="normal" fo:text-transform="none" fo:color="#222222" style:text-position="0% 100%" style:font-name="Calibri" fo:letter-spacing="normal" fo:font-style="normal" fo:font-weight="normal" officeooo:rsid="00292e00" style:font-weight-asian="normal" style:font-weight-complex="normal"/>
    </style:style>
    <style:style style:name="T15" style:family="text">
      <style:text-properties fo:font-variant="normal" fo:text-transform="none" fo:color="#222222" style:text-position="0% 100%" style:font-name="Calibri" fo:letter-spacing="normal" fo:font-style="normal" fo:font-weight="bold" officeooo:rsid="00292e00" style:font-weight-asian="bold" style:font-weight-complex="bold"/>
    </style:style>
    <style:style style:name="T16" style:family="text">
      <style:text-properties fo:font-variant="normal" fo:text-transform="none" fo:color="#222222" style:text-position="0% 100%" style:font-name="Calibri" fo:letter-spacing="normal" fo:font-style="italic" fo:font-weight="normal" style:font-style-asian="italic" style:font-style-complex="italic"/>
    </style:style>
    <style:style style:name="T17" style:family="text">
      <style:text-properties fo:font-variant="normal" fo:text-transform="none" fo:color="#222222" style:text-position="0% 100%" style:font-name="Calibri" fo:font-size="12pt" fo:letter-spacing="normal" fo:font-style="normal" fo:font-weight="normal" officeooo:rsid="00292e00" style:font-size-asian="12pt" style:font-style-asian="normal" style:font-weight-asian="normal" style:font-size-complex="12pt" style:font-style-complex="normal" style:font-weight-complex="normal"/>
    </style:style>
    <style:style style:name="T18" style:family="text">
      <style:text-properties fo:font-variant="normal" fo:text-transform="none" fo:color="#222222" style:text-position="0% 100%" style:font-name="Calibri" fo:font-size="12pt" fo:letter-spacing="normal" fo:font-style="normal" fo:font-weight="normal" officeooo:rsid="0029ed83" style:font-size-asian="12pt" style:font-style-asian="normal" style:font-weight-asian="normal" style:font-size-complex="12pt" style:font-style-complex="normal" style:font-weight-complex="normal"/>
    </style:style>
    <style:style style:name="T19" style:family="text">
      <style:text-properties fo:font-variant="normal" fo:text-transform="none" fo:color="#222222" style:text-position="0% 100%" style:font-name="Calibri" fo:font-size="12pt" fo:letter-spacing="normal" fo:font-style="normal" fo:font-weight="normal" officeooo:rsid="002ac4e1" style:font-size-asian="12pt" style:font-style-asian="normal" style:font-weight-asian="normal" style:font-size-complex="12pt" style:font-style-complex="normal" style:font-weight-complex="normal"/>
    </style:style>
    <style:style style:name="T20" style:family="text">
      <style:text-properties fo:font-variant="normal" fo:text-transform="none" fo:color="#222222" style:text-position="0% 100%" style:font-name="Calibri" fo:font-size="12pt" fo:letter-spacing="normal" fo:font-style="normal" fo:font-weight="normal" officeooo:rsid="002ac4e1" style:font-size-asian="12pt" style:font-style-asian="normal" style:font-weight-asian="normal" style:font-size-complex="12pt" style:font-style-complex="normal" style:font-weight-complex="normal" loext:padding="0in" loext:border="none"/>
    </style:style>
    <style:style style:name="T21" style:family="text">
      <style:text-properties fo:font-variant="normal" fo:text-transform="none" fo:color="#222222" style:text-position="0% 100%" style:font-name="Calibri" fo:font-size="12pt" fo:letter-spacing="normal" fo:font-style="normal" fo:font-weight="normal" officeooo:rsid="002b5b16" style:font-size-asian="12pt" style:font-style-asian="normal" style:font-weight-asian="normal" style:font-size-complex="12pt" style:font-style-complex="normal" style:font-weight-complex="normal"/>
    </style:style>
    <style:style style:name="T22" style:family="text">
      <style:text-properties fo:font-variant="normal" fo:text-transform="none" fo:color="#222222" style:text-position="0% 100%" style:font-name="Calibri" fo:font-size="12pt" fo:letter-spacing="normal" fo:font-style="normal" fo:font-weight="normal" officeooo:rsid="002b5b16" style:font-size-asian="12pt" style:font-style-asian="normal" style:font-weight-asian="normal" style:font-size-complex="12pt" style:font-style-complex="normal" style:font-weight-complex="normal" loext:padding="0in" loext:border="none"/>
    </style:style>
    <style:style style:name="T23" style:family="text">
      <style:text-properties fo:font-variant="normal" fo:text-transform="none" fo:color="#222222" style:text-position="0% 100%" style:font-name="Calibri" fo:font-size="12pt" fo:letter-spacing="normal" fo:font-style="normal" fo:font-weight="bold" officeooo:rsid="002ac4e1" style:font-size-asian="12pt" style:font-style-asian="normal" style:font-weight-asian="bold" style:font-size-complex="12pt" style:font-style-complex="normal" style:font-weight-complex="bold"/>
    </style:style>
    <style:style style:name="T24" style:family="text">
      <style:text-properties fo:font-variant="normal" fo:text-transform="none" fo:color="#222222" style:text-position="0% 100%" style:font-name="Calibri" fo:font-size="12pt" fo:letter-spacing="normal" fo:font-style="normal" fo:font-weight="bold" officeooo:rsid="002ac4e1" style:font-size-asian="12pt" style:font-style-asian="normal" style:font-weight-asian="bold" style:font-size-complex="12pt" style:font-style-complex="normal" style:font-weight-complex="bold" loext:padding="0in" loext:border="none"/>
    </style:style>
    <style:style style:name="T25" style:family="text">
      <style:text-properties fo:font-variant="normal" fo:text-transform="none" fo:color="#222222" style:font-name="Calibri" fo:font-size="12pt" fo:letter-spacing="normal" fo:font-style="normal" fo:font-weight="normal" officeooo:rsid="00292e00" style:font-size-asian="10.5pt" style:font-style-asian="normal" style:font-weight-asian="normal" style:font-size-complex="12pt" style:font-style-complex="normal" style:font-weight-complex="normal"/>
    </style:style>
    <style:style style:name="T26" style:family="text">
      <style:text-properties fo:font-variant="normal" fo:text-transform="none" fo:color="#222222" style:font-name="Calibri" fo:font-size="12pt" fo:letter-spacing="normal" fo:font-style="normal" fo:font-weight="normal" officeooo:rsid="0029ed83" style:font-size-asian="10.5pt" style:font-style-asian="normal" style:font-weight-asian="normal" style:font-size-complex="12pt" style:font-style-complex="normal" style:font-weight-complex="normal"/>
    </style:style>
    <style:style style:name="T27" style:family="text">
      <style:text-properties fo:font-variant="normal" fo:text-transform="none" fo:color="#000000" fo:letter-spacing="normal"/>
    </style:style>
    <style:style style:name="T28" style:family="text">
      <style:text-properties fo:font-variant="normal" fo:text-transform="none" fo:color="#000000" style:font-name="monospace1" fo:font-size="10.5pt" fo:letter-spacing="normal" fo:font-style="normal" fo:font-weight="normal"/>
    </style:style>
    <style:style style:name="T29" style:family="text">
      <style:text-properties fo:font-variant="normal" fo:text-transform="none" fo:color="#000000" style:font-name="monospace1" fo:font-size="10.5pt" fo:letter-spacing="normal" fo:font-style="normal" fo:font-weight="normal" officeooo:rsid="002b5b16"/>
    </style:style>
    <style:style style:name="T30" style:family="text">
      <style:text-properties fo:font-variant="normal" fo:text-transform="none" fo:color="#000000" style:font-name="monospace1" fo:font-size="10.5pt" fo:letter-spacing="normal" fo:font-style="normal" fo:font-weight="bold" fo:background-color="#ffff00" loext:char-shading-value="0" style:font-weight-asian="bold" style:font-weight-complex="bold"/>
    </style:style>
    <style:style style:name="T31" style:family="text">
      <style:text-properties style:font-name="Calibri" fo:font-size="12pt" fo:font-weight="normal" style:font-size-asian="12pt" style:font-weight-asian="normal" style:font-size-complex="12pt" style:font-weight-complex="normal"/>
    </style:style>
    <style:style style:name="T32" style:family="text">
      <style:text-properties style:font-name="Calibri" officeooo:rsid="001f685b"/>
    </style:style>
    <style:style style:name="T33" style:family="text">
      <style:text-properties style:font-name="Calibri" fo:font-size="18.2000007629395pt" style:font-size-asian="18.2000007629395pt" style:font-size-complex="18.2000007629395pt"/>
    </style:style>
    <style:style style:name="T34" style:family="text">
      <style:text-properties fo:font-size="10.5pt" fo:font-style="normal" fo:font-weight="bold" officeooo:rsid="0029ed83" style:font-size-asian="10.5pt" style:font-style-asian="normal" style:font-weight-asian="bold" style:font-size-complex="10.5pt" style:font-style-complex="normal" style:font-weight-complex="bold"/>
    </style:style>
    <style:style style:name="T35" style:family="text">
      <style:text-properties officeooo:rsid="00292e00"/>
    </style:style>
    <style:style style:name="T36" style:family="text">
      <style:text-properties fo:font-style="italic" style:font-style-asian="italic" style:font-style-complex="italic"/>
    </style:style>
    <style:style style:name="T37" style:family="text">
      <style:text-properties fo:font-size="34pt" style:font-size-asian="34pt" style:font-size-complex="34pt"/>
    </style:style>
    <style:style style:name="T38" style:family="text">
      <style:text-properties style:text-underline-style="none"/>
    </style:style>
    <style:style style:name="T39" style:family="text">
      <style:text-properties style:text-underline-style="none" officeooo:rsid="002d6d01"/>
    </style:style>
    <style:style style:name="T40" style:family="text">
      <style:text-properties fo:font-weight="bold" style:font-weight-asian="bold" style:font-weight-complex="bold"/>
    </style:style>
    <style:style style:name="T41" style:family="text">
      <style:text-properties fo:font-weight="bold" officeooo:rsid="00292e00" style:font-weight-asian="bold" style:font-weight-complex="bold"/>
    </style:style>
    <style:style style:name="T42" style:family="text">
      <style:text-properties fo:font-weight="bold" officeooo:rsid="002f6a9f" style:font-weight-asian="bold" style:font-weight-complex="bold"/>
    </style:style>
    <style:style style:name="T43" style:family="text">
      <style:text-properties officeooo:rsid="00292e00" style:font-weight-asian="normal" style:font-weight-complex="normal"/>
    </style:style>
    <style:style style:name="T44" style:family="text">
      <style:text-properties officeooo:rsid="002d6d01" style:font-weight-asian="normal" style:font-weight-complex="normal"/>
    </style:style>
    <style:style style:name="T45" style:family="text">
      <style:text-properties style:font-name="Calibri" fo:font-size="12pt" fo:font-weight="normal" style:font-size-asian="12pt" style:font-weight-asian="normal" style:font-size-complex="12pt" style:font-weight-complex="normal"/>
    </style:style>
    <style:style style:name="T46" style:family="text">
      <style:text-properties officeooo:rsid="002e36c5"/>
    </style:style>
    <style:style style:name="T47" style:family="text">
      <style:text-properties officeooo:rsid="002f6a9f"/>
    </style:style>
    <style:style style:name="T48" style:family="text">
      <style:text-properties fo:font-size="8pt" fo:font-style="italic" style:font-size-asian="8pt" style:font-style-asian="italic" style:font-size-complex="8pt" style:font-style-complex="italic"/>
    </style:style>
    <style:style style:name="T49" style:family="text">
      <style:text-properties fo:color="#cccccc"/>
    </style:style>
    <style:style style:name="T50" style:family="text">
      <style:text-properties fo:color="#cccccc" officeooo:rsid="0030c649"/>
    </style:style>
    <style:style style:name="T51" style:family="text">
      <style:text-properties fo:color="#999999"/>
    </style:style>
    <style:style style:name="T52" style:family="text">
      <style:text-properties fo:color="#999999" officeooo:rsid="0030c649"/>
    </style:style>
    <style:style style:name="T53" style:family="text">
      <style:text-properties fo:color="#ff3333"/>
    </style:style>
    <style:style style:name="T54" style:family="text">
      <style:text-properties fo:color="#00cc33"/>
    </style:style>
    <style:style style:name="T55" style:family="text">
      <style:text-properties fo:color="#b2b2b2"/>
    </style:style>
    <style:style style:name="T56" style:family="text">
      <style:text-properties fo:color="#ff6600" fo:font-size="8pt" fo:font-style="italic" style:font-size-asian="8pt" style:font-style-asian="italic" style:font-size-complex="8pt" style:font-style-complex="italic"/>
    </style:style>
    <style:style style:name="T57" style:family="text">
      <style:text-properties officeooo:rsid="0030c86b"/>
    </style:style>
    <style:style style:name="Sect1" style:family="section">
      <style:section-properties style:editable="false">
        <style:columns fo:column-count="1" fo:column-gap="0in"/>
      </style:section-properties>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MTH 337</text:p>
      <text:p text:style-name="P29">Report <text:span text:style-name="T35">2</text:span></text:p>
      <text:p text:style-name="P28"><text:span text:style-name="T37">Are there any Non-Prime C-Numbers?</text:span> </text:p>
      <text:p text:style-name="P2">by Tejas Vyas</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Table of Contents</text:p>
          </text:index-title>
          <text:p text:style-name="P6"><text:a xlink:type="simple" xlink:href="#__RefHeading___Toc1230_933785476" text:style-name="Index_20_Link" text:visited-style-name="Index_20_Link">I</text:a><text:a xlink:type="simple" xlink:href="#__RefHeading___Toc1230_933785476" text:style-name="Index_20_Link" text:visited-style-name="Index_20_Link">NTRODUCTION</text:a><text:a xlink:type="simple" xlink:href="#__RefHeading___Toc1230_933785476" text:style-name="Index_20_Link" text:visited-style-name="Index_20_Link"><text:tab/>2</text:a></text:p>
          <text:p text:style-name="P6"><text:a xlink:type="simple" xlink:href="#__RefHeading___Toc1232_933785476" text:style-name="Index_20_Link" text:visited-style-name="Index_20_Link">ASSIGNMENT DETAILS<text:tab/>2</text:a></text:p>
          <text:p text:style-name="P6"><text:a xlink:type="simple" xlink:href="#__RefHeading___Toc1234_933785476" text:style-name="Index_20_Link" text:visited-style-name="Index_20_Link">PROCEDURE<text:tab/>3</text:a></text:p>
          <text:p text:style-name="P6"><text:a xlink:type="simple" xlink:href="#__RefHeading___Toc1236_933785476" text:style-name="Index_20_Link" text:visited-style-name="Index_20_Link">RESULTS<text:tab/>5</text:a></text:p>
          <text:p text:style-name="P6"><text:a xlink:type="simple" xlink:href="#__RefHeading___Toc1238_933785476" text:style-name="Index_20_Link" text:visited-style-name="Index_20_Link">ANALYSIS and CONCLUSION<text:tab/>7</text:a></text:p>
          <text:p text:style-name="P6"><text:a xlink:type="simple" xlink:href="#__RefHeading___Toc1240_933785476" text:style-name="Index_20_Link" text:visited-style-name="Index_20_Link">SOURCE CODE<text:tab/>8</text:a></text:p>
        </text:index-body>
      </text:table-of-content>
      <text:h text:style-name="P19" text:outline-level="1"><text:span text:style-name="T1"/></text:h>
      <text:h text:style-name="P24" text:outline-level="1"><text:bookmark-start text:name="__RefHeading___Toc1230_933785476"/><text:span text:style-name="T1">I</text:span><text:span text:style-name="T2">NTRODUCTION</text:span><text:bookmark-end text:name="__RefHeading___Toc1230_933785476"/></text:h>
      <text:p text:style-name="P11"><text:span text:style-name="T4">A "C-number" </text:span><text:span text:style-name="T3">is</text:span><text:span text:style-name="T4"> defined as an integer n &gt; 1 such that b</text:span><text:span text:style-name="T9">n</text:span><text:span text:style-name="T4"> mod n = b for all integers </text:span><text:span text:style-name="T3">belonging to the range </text:span><text:span text:style-name="T4">1 &lt; b &lt; n</text:span></text:p>
      <text:p text:style-name="P11"><text:span text:style-name="T13">T</text:span><text:span text:style-name="T12">he concept of a C-number comes from Fermat's Little Theorem which states: </text:span></text:p>
      <text:p text:style-name="P12"><text:span text:style-name="T16">If p is a prime number, then for any integer a, the number a</text:span><text:span text:style-name="T10">p</text:span><text:span text:style-name="T16"> − a is an integer multiple of p.</text:span></text:p>
      <text:p text:style-name="P11"><text:span text:style-name="T12">Essentially, this concept of C-number was derived from the corollary of Fermat's little theorem which is represented as: </text:span></text:p>
      <text:p text:style-name="P12"><text:span text:style-name="T16">If p is a prime number, then n</text:span><text:span text:style-name="T10">p </text:span><text:span text:style-name="T16">= n*(mod p).</text:span></text:p>
      <text:p text:style-name="P10">This concept was used in earlier times to test if a number is prime, but recently has been found to be <text:span text:style-name="T57">hold some exceptions (Fermat's Pseudo-primes)</text:span>. </text:p>
      <text:h text:style-name="P20" text:outline-level="1"/>
      <text:h text:style-name="P20" text:outline-level="1"><text:bookmark-start text:name="__RefHeading___Toc1232_933785476"/>ASSIGNMENT DETAILS<text:bookmark-end text:name="__RefHeading___Toc1232_933785476"/></text:h>
      <text:p text:style-name="P1"><text:span text:style-name="T32">In this assignment,</text:span><text:span text:style-name="T3"> </text:span><text:span text:style-name="T5">using Python, we're trying to find out </text:span><text:span text:style-name="T6">it there are any possible non-prime </text:span><text:span text:style-name="T7">n</text:span><text:span text:style-name="T6"> for which the </text:span><text:span text:style-name="T14">equation </text:span><text:span text:style-name="T15">b</text:span><text:span text:style-name="T8">n</text:span><text:span text:style-name="T15"> mod n = b </text:span><text:span text:style-name="T14">for all integers </text:span><text:span text:style-name="T15">1 &lt; b &lt; n</text:span></text:p>
      <text:p text:style-name="P7"/>
      <text:p text:style-name="P8">Our task is to find <text:span text:style-name="T35">all numbers which follow the above equation</text:span>, <text:span text:style-name="T35">figure out a way to distinguish whether the specific </text:span><text:span text:style-name="T41">n </text:span><text:span text:style-name="T43">is a prime or non-prime and present our results accordingly. </text:span><text:span text:style-name="T44">These results will recreate the proof that Fermat’s little theorem is a not an exhaustive test of primality.</text:span></text:p>
      <text:h text:style-name="P21" text:outline-level="1"/>
      <text:h text:style-name="P27" text:outline-level="1"><text:bookmark-start text:name="__RefHeading___Toc1234_933785476"/>PROCEDURE<text:bookmark-end text:name="__RefHeading___Toc1234_933785476"/></text:h>
      <text:p text:style-name="P13"><text:span text:style-name="Teletype"><text:span text:style-name="T25">This assignment is fairly state forward. Our task to analyze the equation requires us to provide a test of c-number and a test of primality. After </text:span></text:span><text:span text:style-name="Teletype"><text:span text:style-name="T26">writing both these tests, we will be writing a final function which can continue running for a given n finding any c-number between 1 to n and provide us the final solution by verifying it is not a prime.</text:span></text:span></text:p>
      <text:p text:style-name="P13"><text:span text:style-name="Teletype"><text:span text:style-name="T26"/></text:span></text:p>
      <text:p text:style-name="P13"><text:span text:style-name="Teletype"><text:span text:style-name="T25">The function for writing a test of whether a </text:span></text:span><text:span text:style-name="Teletype"><text:span text:style-name="T26">number is c-number is quite straight forward:</text:span></text:span></text:p>
      <text:p text:style-name="P13"><text:span text:style-name="Teletype"><text:span text:style-name="T26"/></text:span></text:p>
      <text:p text:style-name="P45">function c-number test (input n){</text:p>
      <text:p text:style-name="P45"><text:tab/><text:tab/>For all integers b in the range 1 &lt; b &lt; n:</text:p>
      <text:p text:style-name="P45"><text:span text:style-name="Teletype"><text:span text:style-name="T26"><text:tab/><text:tab/><text:tab/>if <text:s/></text:span></text:span><text:span text:style-name="Teletype"><text:span text:style-name="T17">b</text:span></text:span><text:span text:style-name="Teletype"><text:span text:style-name="T11">n</text:span></text:span><text:span text:style-name="Teletype"><text:span text:style-name="T17"> mod n = b: </text:span></text:span><text:span text:style-name="Teletype"><text:span text:style-name="T18">return true</text:span></text:span></text:p>
      <text:p text:style-name="P45"><text:span text:style-name="Teletype"><text:span text:style-name="T18"><text:tab/><text:tab/>if for any single integer b, </text:span></text:span><text:span text:style-name="Teletype"><text:span text:style-name="T17">b</text:span></text:span><text:span text:style-name="Teletype"><text:span text:style-name="T11">n</text:span></text:span><text:span text:style-name="Teletype"><text:span text:style-name="T17"> mod n != b</text:span></text:span><text:span text:style-name="Teletype"><text:span text:style-name="T18">: return false }</text:span></text:span></text:p>
      <text:p text:style-name="P14"><text:span text:style-name="Teletype"><text:span text:style-name="T18"/></text:span></text:p>
      <text:p text:style-name="P14"><text:span text:style-name="Teletype"><text:span text:style-name="T18">A much more troublesome task is to write a primality test. An extremely efficient test of primality has been an open problem in mathematics for hundreds of years. The most basic algorithm of testing primes can be taken directly from the definition and can be written as:</text:span></text:span></text:p>
      <text:p text:style-name="P14"><text:span text:style-name="Teletype"><text:span text:style-name="T18"/></text:span></text:p>
      <text:p text:style-name="P37"><text:tab/>function Primality Test Naive (input a){</text:p>
      <text:p text:style-name="P37"><text:tab/><text:tab/>For all integers k in the range 1 &lt;= k &lt;= a:</text:p>
      <text:p text:style-name="P37"><text:tab/><text:tab/><text:tab/>If a <text:span text:style-name="T46">=</text:span> perfectly divisible by k when k = 1 or k = a: return True</text:p>
      <text:p text:style-name="P37"><text:tab/><text:tab/>If k perfectly divides a for any other value: return False <text:span text:style-name="T46">}</text:span></text:p>
      <text:p text:style-name="P37"/>
      <text:p text:style-name="P14"><text:span text:style-name="Teletype"><text:span text:style-name="T18">Unfortunately, since division by itself isn't a one step process and we are looping through a list of integers dividing each one by k, the asymptotic runtime </text:span></text:span><text:span text:style-name="Teletype"><text:span text:style-name="T19">and space requirement</text:span></text:span><text:span text:style-name="Teletype"><text:span text:style-name="T18"> of this algorithm goes extremely high </text:span></text:span><text:span text:style-name="Teletype"><text:span text:style-name="T19">with expanding with a polynomial degree. Thus, for large numbers, it takes extremely long to figure out whether the number is a prime or not.</text:span></text:span></text:p>
      <text:p text:style-name="P15"><text:span text:style-name="Teletype"><text:span text:style-name="T19">A much faster way of doing it is to use one of the modern algorithms for figuring out prime numbers, generating a list based on it and simply making sure the number </text:span></text:span><text:span text:style-name="Teletype"><text:span text:style-name="T23">n </text:span></text:span><text:span text:style-name="Teletype"><text:span text:style-name="T19">isn't in that list of numbers.</text:span></text:span></text:p>
      <text:p text:style-name="P15"><text:span text:style-name="Teletype"><text:span text:style-name="T19">In this case, we're using the sieve of Sundaram, which is a simple deterministic algorithm for finding all prime numbers up to a specified integer. This algorithm is considerably more efficient than the algorithm it is based on: sieve of Eratosthenes, which had been in use to find prime numbers for </text:span></text:span><text:soft-page-break/><text:span text:style-name="Teletype"><text:span text:style-name="T19">several hundred years. </text:span></text:span></text:p>
      <text:p text:style-name="P15"><text:span text:style-name="Teletype"><text:span text:style-name="T19">The algorithm goes as follows:</text:span></text:span></text:p>
      <text:p text:style-name="P43"><text:tab/>function Prime List{</text:p>
      <text:p text:style-name="P43"><text:span text:style-name="Teletype"><text:span text:style-name="T20"><text:tab/><text:tab/></text:span></text:span><text:span text:style-name="Teletype"><text:span text:style-name="T20">m =: Floor of N/2</text:span></text:span></text:p>
      <text:p text:style-name="P45"><text:tab/>L =: Boolean array of length m</text:p>
      <text:p text:style-name="P45"><text:tab/>Fill L with true</text:p>
      <text:p text:style-name="P45"><text:s/><text:tab/>For i in 0 to m:</text:p>
      <text:p text:style-name="P45"><text:s text:c="4"/><text:tab/><text:tab/>For j in i to (m-i)/(2i+1):</text:p>
      <text:p text:style-name="P45"><text:span text:style-name="Teletype"><text:span text:style-name="T20"><text:s text:c="5"/><text:tab/> <text:tab/>L[i + j + 2ij] =: </text:span></text:span><text:span text:style-name="Teletype"><text:span text:style-name="T22">return </text:span></text:span><text:span text:style-name="Teletype"><text:span text:style-name="T20">False</text:span></text:span></text:p>
      <text:p text:style-name="P45"><text:s/><text:tab/>For each k remaining in L:</text:p>
      <text:p text:style-name="P45"><text:s text:c="3"/><text:tab/> <text:tab/>2k + 1 is prime }</text:p>
      <text:p text:style-name="P46"/>
      <text:p text:style-name="P15"><text:span text:style-name="Teletype"><text:span text:style-name="T20">Our final task is to simply check and make sure the given number isn't present in the Prime List above to make sure it isn't a prime number.</text:span></text:span></text:p>
      <text:p text:style-name="P15"><text:span text:style-name="Teletype"><text:span text:style-name="T20">Finally, we combine these ideas and generate a final function which determines non prime c-numbers in an interval </text:span></text:span><text:span text:style-name="Teletype"><text:span text:style-name="T24">[1,n]</text:span></text:span><text:span text:style-name="Teletype"><text:span text:style-name="T20"> where n is an upper bound set by us. </text:span></text:span><text:span text:style-name="Teletype"><text:span text:style-name="T22">The pseudo code for this algorithm is extremely easy:</text:span></text:span></text:p>
      <text:p text:style-name="P44"><text:tab/>function prime vs c-number (input n){</text:p>
      <text:p text:style-name="P44"><text:tab/><text:tab/>For each integer k in 1 to n:</text:p>
      <text:p text:style-name="P44"><text:tab/><text:tab/><text:tab/>If k = c-number and k != prime: return k }</text:p>
      <text:p text:style-name="P16"><text:span text:style-name="Teletype"><text:span text:style-name="T21">Our results are presented below and provide us with multiple c-numbers which do not follow the prime number definition.</text:span></text:span></text:p>
      <text:p text:style-name="P42"><text:span text:style-name="Teletype"><text:span text:style-name="T34"/></text:span></text:p>
      <text:h text:style-name="P23" text:outline-level="1"><text:bookmark-start text:name="__RefHeading___Toc1236_933785476"/><text:span text:style-name="T33">RESULTS</text:span><text:bookmark-end text:name="__RefHeading___Toc1236_933785476"/></text:h>
      <text:p text:style-name="P31"/>
      <text:p text:style-name="P32">I used successive upper bounds to determine the non-prime c-number which keeping the runtime to only a few minutes. Starting from 500 I finally stopped my computation on an upper bound of 2500 to keep the run-time to couple minutes.</text:p>
      <text:p text:style-name="P30"><text:span text:style-name="T31">The resulting set of c-numbers is: </text:span></text:p>
      <text:p text:style-name="P38"><text:span text:style-name="T29">[2,</text:span><text:span text:style-name="T27"> </text:span><text:span text:style-name="T28">3,</text:span><text:span text:style-name="T27"> </text:span><text:span text:style-name="T28">5,</text:span><text:span text:style-name="T27"> </text:span><text:span text:style-name="T28">7,</text:span><text:span text:style-name="T27"> </text:span><text:span text:style-name="T28">11,</text:span><text:span text:style-name="T27"> </text:span><text:span text:style-name="T28">13,</text:span><text:span text:style-name="T27"> </text:span><text:span text:style-name="T28">17,</text:span><text:span text:style-name="T27"> </text:span><text:span text:style-name="T28">19,</text:span><text:span text:style-name="T27"> </text:span><text:span text:style-name="T28">23,</text:span><text:span text:style-name="T27"> </text:span><text:span text:style-name="T28">29,</text:span><text:span text:style-name="T27"> </text:span><text:span text:style-name="T28">31,</text:span><text:span text:style-name="T27"> </text:span><text:span text:style-name="T28">37,</text:span><text:span text:style-name="T27"> </text:span><text:span text:style-name="T28">41,</text:span><text:span text:style-name="T27"> </text:span><text:span text:style-name="T28">43,</text:span><text:span text:style-name="T27"> </text:span><text:span text:style-name="T28">47,</text:span><text:span text:style-name="T27"> </text:span><text:span text:style-name="T28">53,</text:span><text:span text:style-name="T27"> </text:span><text:span text:style-name="T28">59,</text:span><text:span text:style-name="T27"> </text:span><text:span text:style-name="T28">61,</text:span><text:span text:style-name="T27"> </text:span><text:span text:style-name="T28">67,</text:span><text:span text:style-name="T27"> </text:span><text:span text:style-name="T28">71,</text:span><text:span text:style-name="T27"> </text:span><text:span text:style-name="T28">73, 79,</text:span><text:span text:style-name="T27"> </text:span><text:span text:style-name="T28">83,</text:span><text:span text:style-name="T27"> </text:span><text:span text:style-name="T28">89,</text:span><text:span text:style-name="T27"> </text:span><text:span text:style-name="T28">97,</text:span><text:span text:style-name="T27"> </text:span><text:span text:style-name="T28">101,</text:span><text:span text:style-name="T27"> </text:span><text:span text:style-name="T28">103,</text:span><text:span text:style-name="T27"> </text:span><text:span text:style-name="T28">107,</text:span><text:span text:style-name="T27"> </text:span><text:span text:style-name="T28">109,</text:span><text:span text:style-name="T27"> </text:span><text:span text:style-name="T28">113,</text:span><text:span text:style-name="T27"> </text:span><text:span text:style-name="T28">127,</text:span><text:span text:style-name="T27"> </text:span><text:span text:style-name="T28">131,</text:span><text:span text:style-name="T27"> </text:span><text:span text:style-name="T28">137,</text:span><text:span text:style-name="T27"> </text:span><text:span text:style-name="T28">139,</text:span><text:span text:style-name="T27"> </text:span><text:span text:style-name="T28">149,</text:span><text:span text:style-name="T27"> </text:span><text:span text:style-name="T28">151,</text:span><text:span text:style-name="T27"> </text:span><text:span text:style-name="T28">157, 163,</text:span><text:span text:style-name="T27"> </text:span><text:span text:style-name="T28">167,</text:span><text:span text:style-name="T27"> </text:span><text:span text:style-name="T28">173,</text:span><text:span text:style-name="T27"> </text:span><text:span text:style-name="T28">179,</text:span><text:span text:style-name="T27"> </text:span><text:span text:style-name="T28">181,</text:span><text:span text:style-name="T27"> </text:span><text:span text:style-name="T28">191,</text:span><text:span text:style-name="T27"> </text:span><text:span text:style-name="T28">193,</text:span><text:span text:style-name="T27"> </text:span><text:span text:style-name="T28">197,</text:span><text:span text:style-name="T27"> </text:span><text:span text:style-name="T28">199,</text:span><text:span text:style-name="T27"> </text:span><text:span text:style-name="T28">211,</text:span><text:span text:style-name="T27"> </text:span><text:span text:style-name="T28">223,</text:span><text:span text:style-name="T27"> </text:span><text:span text:style-name="T28">227,</text:span><text:span text:style-name="T27"> </text:span><text:span text:style-name="T28">229,</text:span><text:span text:style-name="T27"> </text:span><text:span text:style-name="T28">233,</text:span><text:span text:style-name="T27"> </text:span><text:span text:style-name="T28">239, 241,</text:span><text:span text:style-name="T27"> </text:span><text:span text:style-name="T28">251,</text:span><text:span text:style-name="T27"> </text:span><text:span text:style-name="T28">257,</text:span><text:span text:style-name="T27"> </text:span><text:span text:style-name="T28">263,</text:span><text:span text:style-name="T27"> </text:span><text:span text:style-name="T28">269,</text:span><text:span text:style-name="T27"> </text:span><text:span text:style-name="T28">271,</text:span><text:span text:style-name="T27"> </text:span><text:span text:style-name="T28">277,</text:span><text:span text:style-name="T27"> </text:span><text:span text:style-name="T28">281,</text:span><text:span text:style-name="T27"> </text:span><text:span text:style-name="T28">283,</text:span><text:span text:style-name="T27"> </text:span><text:span text:style-name="T28">293,</text:span><text:span text:style-name="T27"> </text:span><text:span text:style-name="T28">307,</text:span><text:span text:style-name="T27"> </text:span><text:span text:style-name="T28">311,</text:span><text:span text:style-name="T27"> </text:span><text:span text:style-name="T28">313,</text:span><text:span text:style-name="T27"> </text:span><text:span text:style-name="T28">317,</text:span><text:span text:style-name="T27"> </text:span><text:span text:style-name="T28">331,337,</text:span><text:span text:style-name="T27"> </text:span><text:span text:style-name="T28">347,</text:span><text:span text:style-name="T27"> </text:span><text:span text:style-name="T28">349,</text:span><text:span text:style-name="T27"> </text:span><text:span text:style-name="T28">353,</text:span><text:span text:style-name="T27"> </text:span><text:span text:style-name="T28">359,</text:span><text:span text:style-name="T27"> </text:span><text:span text:style-name="T28">367,</text:span><text:span text:style-name="T27"> </text:span><text:span text:style-name="T28">373,</text:span><text:span text:style-name="T27"> </text:span><text:span text:style-name="T28">379,</text:span><text:span text:style-name="T27"> </text:span><text:span text:style-name="T28">383,</text:span><text:span text:style-name="T27"> </text:span><text:span text:style-name="T28">389,</text:span><text:span text:style-name="T27"> </text:span><text:span text:style-name="T28">397,</text:span><text:span text:style-name="T27"> </text:span><text:span text:style-name="T28">401,</text:span><text:span text:style-name="T27"> </text:span><text:span text:style-name="T28">409,</text:span><text:span text:style-name="T27"> </text:span><text:span text:style-name="T28">419,</text:span><text:span text:style-name="T27"> </text:span><text:span text:style-name="T28">421,431,</text:span><text:span text:style-name="T27"> </text:span><text:span text:style-name="T28">433,</text:span><text:span text:style-name="T27"> </text:span><text:span text:style-name="T28">439,</text:span><text:span text:style-name="T27"> </text:span><text:span text:style-name="T28">443,</text:span><text:span text:style-name="T27"> </text:span><text:span text:style-name="T28">449,</text:span><text:span text:style-name="T27"> </text:span><text:span text:style-name="T28">457,</text:span><text:span text:style-name="T27"> </text:span><text:span text:style-name="T28">461,</text:span><text:span text:style-name="T27"> </text:span><text:span text:style-name="T28">463,</text:span><text:span text:style-name="T27"> </text:span><text:span text:style-name="T28">467,</text:span><text:span text:style-name="T27"> </text:span><text:span text:style-name="T28">479,</text:span><text:span text:style-name="T27"> </text:span><text:span text:style-name="T28">487,</text:span><text:span text:style-name="T27"> </text:span><text:span text:style-name="T28">491,</text:span><text:span text:style-name="T27"> </text:span><text:span text:style-name="T28">499,</text:span><text:span text:style-name="T27"> </text:span><text:span text:style-name="T28">503,</text:span><text:span text:style-name="T27"> </text:span><text:span text:style-name="T28">509,521,</text:span><text:span text:style-name="T27"> </text:span><text:span text:style-name="T28">523,</text:span><text:span text:style-name="T27"> </text:span><text:span text:style-name="T28">541,</text:span><text:span text:style-name="T27"> </text:span><text:span text:style-name="T28">547,</text:span><text:span text:style-name="T27"> </text:span><text:span text:style-name="T28">557,</text:span><text:span text:style-name="T27"> </text:span><text:span text:style-name="T30">561</text:span><text:span text:style-name="T28">,</text:span><text:span text:style-name="T27"> </text:span><text:span text:style-name="T28">563,</text:span><text:span text:style-name="T27"> </text:span><text:span text:style-name="T28">569,</text:span><text:span text:style-name="T27"> </text:span><text:span text:style-name="T28">571,</text:span><text:span text:style-name="T27"> </text:span><text:span text:style-name="T28">577,</text:span><text:span text:style-name="T27"> </text:span><text:span text:style-name="T28">587,</text:span><text:span text:style-name="T27"> </text:span><text:span text:style-name="T28">593,</text:span><text:span text:style-name="T27"> </text:span><text:span text:style-name="T28">599,</text:span><text:span text:style-name="T27"> </text:span><text:span text:style-name="T28">601,</text:span><text:span text:style-name="T27"> </text:span><text:span text:style-name="T28">607,613,</text:span><text:span text:style-name="T27"> </text:span><text:span text:style-name="T28">617,</text:span><text:span text:style-name="T27"> </text:span><text:span text:style-name="T28">619,</text:span><text:span text:style-name="T27"> </text:span><text:span text:style-name="T28">631,</text:span><text:span text:style-name="T27"> </text:span><text:span text:style-name="T28">641,</text:span><text:span text:style-name="T27"> </text:span><text:span text:style-name="T28">643,</text:span><text:span text:style-name="T27"> </text:span><text:span text:style-name="T28">647,</text:span><text:span text:style-name="T27"> </text:span><text:span text:style-name="T28">653,</text:span><text:span text:style-name="T27"> </text:span><text:span text:style-name="T28">659,</text:span><text:span text:style-name="T27"> </text:span><text:span text:style-name="T28">661,</text:span><text:span text:style-name="T27"> </text:span><text:span text:style-name="T28">673,</text:span><text:span text:style-name="T27"> </text:span><text:span text:style-name="T28">677,</text:span><text:span text:style-name="T27"> </text:span><text:span text:style-name="T28">683,</text:span><text:span text:style-name="T27"> </text:span><text:span text:style-name="T28">691,</text:span><text:span text:style-name="T27"> </text:span><text:span text:style-name="T28">701,709,</text:span><text:span text:style-name="T27"> </text:span><text:span text:style-name="T28">719,</text:span><text:span text:style-name="T27"> </text:span><text:span text:style-name="T28">727,</text:span><text:span text:style-name="T27"> </text:span><text:span text:style-name="T28">733,</text:span><text:span text:style-name="T27"> </text:span><text:span text:style-name="T28">739,</text:span><text:span text:style-name="T27"> </text:span><text:span text:style-name="T28">743,</text:span><text:span text:style-name="T27"> </text:span><text:span text:style-name="T28">751,</text:span><text:span text:style-name="T27"> </text:span><text:span text:style-name="T28">757,</text:span><text:span text:style-name="T27"> </text:span><text:span text:style-name="T28">761,</text:span><text:span text:style-name="T27"> </text:span><text:span text:style-name="T28">769,</text:span><text:span text:style-name="T27"> </text:span><text:span text:style-name="T28">773,</text:span><text:span text:style-name="T27"> </text:span><text:span text:style-name="T28">787,</text:span><text:span text:style-name="T27"> </text:span><text:span text:style-name="T28">797,</text:span><text:span text:style-name="T27"> </text:span><text:span text:style-name="T28">809,</text:span><text:span text:style-name="T27"> </text:span><text:span text:style-name="T28">811,821,</text:span><text:span text:style-name="T27"> </text:span><text:span text:style-name="T28">823,</text:span><text:span text:style-name="T27"> </text:span><text:span text:style-name="T28">827,</text:span><text:span text:style-name="T27"> </text:span><text:span text:style-name="T28">829,</text:span><text:span text:style-name="T27"> </text:span><text:span text:style-name="T28">839,</text:span><text:span text:style-name="T27"> </text:span><text:span text:style-name="T28">853,</text:span><text:span text:style-name="T27"> </text:span><text:span text:style-name="T28">857,</text:span><text:span text:style-name="T27"> </text:span><text:span text:style-name="T28">859,</text:span><text:span text:style-name="T27"> </text:span><text:span text:style-name="T28">863,</text:span><text:span text:style-name="T27"> </text:span><text:span text:style-name="T28">877,</text:span><text:span text:style-name="T27"> </text:span><text:span text:style-name="T28">881,</text:span><text:span text:style-name="T27"> </text:span><text:span text:style-name="T28">883,</text:span><text:span text:style-name="T27"> </text:span><text:span text:style-name="T28">887,</text:span><text:span text:style-name="T27"> </text:span><text:span text:style-name="T28">907,</text:span><text:span text:style-name="T27"> </text:span><text:span text:style-name="T28">911,919,</text:span><text:span text:style-name="T27"> </text:span><text:span text:style-name="T28">929,</text:span><text:span text:style-name="T27"> </text:span><text:span text:style-name="T28">937,</text:span><text:span text:style-name="T27"> </text:span><text:span text:style-name="T28">941,</text:span><text:span text:style-name="T27"> </text:span><text:span text:style-name="T28">947,</text:span><text:span text:style-name="T27"> </text:span><text:span text:style-name="T28">953,</text:span><text:span text:style-name="T27"> </text:span><text:span text:style-name="T28">967,</text:span><text:span text:style-name="T27"> </text:span><text:span text:style-name="T28">971,</text:span><text:span text:style-name="T27"> </text:span><text:span text:style-name="T28">977,</text:span><text:span text:style-name="T27"> </text:span><text:span text:style-name="T28">983,</text:span><text:span text:style-name="T27"> </text:span><text:span text:style-name="T28">991,</text:span><text:span text:style-name="T27"> </text:span><text:span text:style-name="T28">997,</text:span><text:span text:style-name="T27"> </text:span><text:span text:style-name="T28">1009,</text:span><text:span text:style-name="T27"> </text:span><text:span text:style-name="T28">1013,1019,</text:span><text:span text:style-name="T27"> </text:span><text:span text:style-name="T28">1021,</text:span><text:span text:style-name="T27"> </text:span><text:span text:style-name="T28">1031,</text:span><text:span text:style-name="T27"> </text:span><text:span text:style-name="T28">1033,</text:span><text:span text:style-name="T27"> </text:span><text:span text:style-name="T28">1039,</text:span><text:span text:style-name="T27"> </text:span><text:span text:style-name="T28">1049,</text:span><text:span text:style-name="T27"> </text:span><text:span text:style-name="T28">1051,</text:span><text:span text:style-name="T27"> </text:span><text:span text:style-name="T28">1061,</text:span><text:span text:style-name="T27"> </text:span><text:span text:style-name="T28">1063,</text:span><text:span text:style-name="T27"> </text:span><text:span text:style-name="T28">1069,</text:span><text:span text:style-name="T27"> </text:span><text:span text:style-name="T28">1087,</text:span><text:span text:style-name="T27"> </text:span><text:span text:style-name="T28">1091,1093,</text:span><text:span text:style-name="T27"> </text:span><text:span text:style-name="T28">1097,</text:span><text:span text:style-name="T27"> </text:span><text:span text:style-name="T28">1103,</text:span><text:span text:style-name="T27"> </text:span><text:span text:style-name="T30">1105</text:span><text:span text:style-name="T28">,</text:span><text:span text:style-name="T27"> </text:span><text:span text:style-name="T28">1109,</text:span><text:span text:style-name="T27"> </text:span><text:span text:style-name="T28">1117,</text:span><text:span text:style-name="T27"> </text:span><text:span text:style-name="T28">1123,</text:span><text:span text:style-name="T27"> </text:span><text:span text:style-name="T28">1129,</text:span><text:span text:style-name="T27"> </text:span><text:span text:style-name="T28">1151,</text:span><text:span text:style-name="T27"> </text:span><text:span text:style-name="T28">1153,</text:span><text:span text:style-name="T27"> </text:span><text:span text:style-name="T28">1163,</text:span><text:span text:style-name="T27"> </text:span><text:span text:style-name="T28">1171,1181,</text:span><text:span text:style-name="T27"> </text:span><text:span text:style-name="T28">1187,</text:span><text:span text:style-name="T27"> </text:span><text:span text:style-name="T28">1193,</text:span><text:span text:style-name="T27"> </text:span><text:span text:style-name="T28">1201,</text:span><text:span text:style-name="T27"> </text:span><text:span text:style-name="T28">1213,</text:span><text:span text:style-name="T27"> </text:span><text:span text:style-name="T28">1217,</text:span><text:span text:style-name="T27"> </text:span><text:span text:style-name="T28">1223,</text:span><text:span text:style-name="T27"> </text:span><text:span text:style-name="T28">1229,</text:span><text:span text:style-name="T27"> </text:span><text:span text:style-name="T28">1231,</text:span><text:span text:style-name="T27"> </text:span><text:span text:style-name="T28">1237,</text:span><text:span text:style-name="T27"> </text:span><text:span text:style-name="T28">1249,</text:span><text:span text:style-name="T27"> </text:span><text:span text:style-name="T28">1259,1277,</text:span><text:span text:style-name="T27"> </text:span><text:span text:style-name="T28">1279,</text:span><text:span text:style-name="T27"> </text:span><text:span text:style-name="T28">1283,</text:span><text:span text:style-name="T27"> </text:span><text:span text:style-name="T28">1289,</text:span><text:span text:style-name="T27"> </text:span><text:span text:style-name="T28">1291,</text:span><text:span text:style-name="T27"> </text:span><text:span text:style-name="T28">1297,</text:span><text:span text:style-name="T27"> </text:span><text:span text:style-name="T28">1301,</text:span><text:span text:style-name="T27"> </text:span><text:span text:style-name="T28">1303,</text:span><text:span text:style-name="T27"> </text:span><text:span text:style-name="T28">1307,</text:span><text:span text:style-name="T27"> </text:span><text:span text:style-name="T28">1319,</text:span><text:span text:style-name="T27"> </text:span><text:span text:style-name="T28">1321,</text:span><text:span text:style-name="T27"> </text:span><text:span text:style-name="T28">1327,1361,</text:span><text:span text:style-name="T27"> </text:span><text:span text:style-name="T28">1367,</text:span><text:span text:style-name="T27"> </text:span><text:span text:style-name="T28">1373,</text:span><text:span text:style-name="T27"> </text:span><text:span text:style-name="T28">1381,</text:span><text:span text:style-name="T27"> </text:span><text:span text:style-name="T28">1399,</text:span><text:span text:style-name="T27"> </text:span><text:span text:style-name="T28">1409,</text:span><text:span text:style-name="T27"> </text:span><text:span text:style-name="T28">1423,</text:span><text:span text:style-name="T27"> </text:span><text:span text:style-name="T28">1427,</text:span><text:span text:style-name="T27"> </text:span><text:span text:style-name="T28">1429,</text:span><text:span text:style-name="T27"> </text:span><text:span text:style-name="T28">1433,</text:span><text:span text:style-name="T27"> </text:span><text:span text:style-name="T28">1439,</text:span><text:span text:style-name="T27"> </text:span><text:span text:style-name="T28">1447,1451,</text:span><text:span text:style-name="T27"> </text:span><text:span text:style-name="T28">1453,</text:span><text:span text:style-name="T27"> </text:span><text:span text:style-name="T28">1459,</text:span><text:span text:style-name="T27"> </text:span><text:span text:style-name="T28">1471,</text:span><text:span text:style-name="T27"> </text:span><text:span text:style-name="T28">1481,</text:span><text:span text:style-name="T27"> </text:span><text:span text:style-name="T28">1483,</text:span><text:span text:style-name="T27"> </text:span><text:span text:style-name="T28">1487,</text:span><text:span text:style-name="T27"> </text:span><text:span text:style-name="T28">1489,</text:span><text:span text:style-name="T27"> </text:span><text:span text:style-name="T28">1493,</text:span><text:span text:style-name="T27"> </text:span><text:span text:style-name="T28">1499,</text:span><text:span text:style-name="T27"> </text:span><text:span text:style-name="T28">1511,</text:span><text:span text:style-name="T27"> </text:span><text:span text:style-name="T28">1523,1531,</text:span><text:span text:style-name="T27"> </text:span><text:span text:style-name="T28">1543,</text:span><text:span text:style-name="T27"> </text:span><text:span text:style-name="T28">1549,</text:span><text:span text:style-name="T27"> </text:span><text:span text:style-name="T28">1553,</text:span><text:span text:style-name="T27"> </text:span><text:span text:style-name="T28">1559,</text:span><text:span text:style-name="T27"> </text:span><text:span text:style-name="T28">1567,</text:span><text:span text:style-name="T27"> </text:span><text:span text:style-name="T28">1571,</text:span><text:span text:style-name="T27"> </text:span><text:span text:style-name="T28">1579,</text:span><text:span text:style-name="T27"> </text:span><text:span text:style-name="T28">1583,</text:span><text:span text:style-name="T27"> </text:span><text:span text:style-name="T28">1597,</text:span><text:span text:style-name="T27"> </text:span><text:span text:style-name="T28">1601,</text:span><text:span text:style-name="T27"> </text:span><text:span text:style-name="T28">1607,1609,</text:span><text:span text:style-name="T27"> </text:span><text:span text:style-name="T28">1613,</text:span><text:span text:style-name="T27"> </text:span><text:span text:style-name="T28">1619,</text:span><text:span text:style-name="T27"> </text:span><text:span text:style-name="T28">1621,</text:span><text:span text:style-name="T27"> </text:span><text:span text:style-name="T28">1627,</text:span><text:span text:style-name="T27"> </text:span><text:span text:style-name="T28">1637,</text:span><text:span text:style-name="T27"> </text:span><text:span text:style-name="T28">1657,</text:span><text:span text:style-name="T27"> </text:span><text:span text:style-name="T28">1663,</text:span><text:span text:style-name="T27"> </text:span><text:span text:style-name="T28">1667,</text:span><text:span text:style-name="T27"> </text:span><text:span text:style-name="T28">1669,</text:span><text:span text:style-name="T27"> </text:span><text:span text:style-name="T28">1693,</text:span><text:span text:style-name="T27"> </text:span><text:span text:style-name="T28">1697,1699,</text:span><text:span text:style-name="T27"> </text:span><text:span text:style-name="T28">1709,</text:span><text:span text:style-name="T27"> </text:span><text:span text:style-name="T28">1721,</text:span><text:span text:style-name="T27"> </text:span><text:span text:style-name="T28">1723,</text:span><text:span text:style-name="T27"> </text:span><text:span text:style-name="T30">1729</text:span><text:span text:style-name="T28">,</text:span><text:span text:style-name="T27"> </text:span><text:span text:style-name="T28">1733,</text:span><text:span text:style-name="T27"> </text:span><text:span text:style-name="T28">1741,</text:span><text:span text:style-name="T27"> </text:span><text:span text:style-name="T28">1747,</text:span><text:span text:style-name="T27"> </text:span><text:span text:style-name="T28">1753,</text:span><text:span text:style-name="T27"> </text:span><text:span text:style-name="T28">1759,</text:span><text:span text:style-name="T27"> </text:span><text:span text:style-name="T28">1777,</text:span><text:span text:style-name="T27"> </text:span><text:span text:style-name="T28">1783,1787,</text:span><text:span text:style-name="T27"> </text:span><text:span text:style-name="T28">1789,</text:span><text:span text:style-name="T27"> </text:span><text:span text:style-name="T28">1801,</text:span><text:span text:style-name="T27"> </text:span><text:span text:style-name="T28">1811,</text:span><text:span text:style-name="T27"> </text:span><text:span text:style-name="T28">1823,</text:span><text:span text:style-name="T27"> </text:span><text:span text:style-name="T28">1831,</text:span><text:span text:style-name="T27"> </text:span><text:span text:style-name="T28">1847,</text:span><text:span text:style-name="T27"> </text:span><text:span text:style-name="T28">1861,</text:span><text:span text:style-name="T27"> </text:span><text:span text:style-name="T28">1867,</text:span><text:span text:style-name="T27"> </text:span><text:span text:style-name="T28">1871,</text:span><text:span text:style-name="T27"> </text:span><text:span text:style-name="T28">1873,</text:span><text:span text:style-name="T27"> </text:span><text:span text:style-name="T28">1877,1879,</text:span><text:span text:style-name="T27"> </text:span><text:span text:style-name="T28">1889,</text:span><text:span text:style-name="T27"> </text:span><text:span text:style-name="T28">1901,</text:span><text:span text:style-name="T27"> </text:span><text:span text:style-name="T28">1907,</text:span><text:span text:style-name="T27"> </text:span><text:span text:style-name="T28">1913,</text:span><text:span text:style-name="T27"> </text:span><text:span text:style-name="T28">1931,</text:span><text:span text:style-name="T27"> </text:span><text:span text:style-name="T28">1933,</text:span><text:span text:style-name="T27"> </text:span><text:span text:style-name="T28">1949,</text:span><text:span text:style-name="T27"> </text:span><text:span text:style-name="T28">1951,</text:span><text:span text:style-name="T27"> </text:span><text:span text:style-name="T28">1973,</text:span><text:span text:style-name="T27"> </text:span><text:span text:style-name="T28">1979,</text:span><text:span text:style-name="T27"> </text:span><text:span text:style-name="T28">1987,1993,</text:span><text:span text:style-name="T27"> </text:span><text:span text:style-name="T28">1997,</text:span><text:span text:style-name="T27"> </text:span><text:span text:style-name="T28">1999,</text:span><text:span text:style-name="T27"> </text:span><text:span text:style-name="T28">2003,</text:span><text:span text:style-name="T27"> </text:span><text:span text:style-name="T28">2011,</text:span><text:span text:style-name="T27"> </text:span><text:span text:style-name="T28">2017,</text:span><text:span text:style-name="T27"> </text:span><text:span text:style-name="T28">2027,</text:span><text:span text:style-name="T27"> </text:span><text:span text:style-name="T28">2029,</text:span><text:span text:style-name="T27"> </text:span><text:span text:style-name="T28">2039,</text:span><text:span text:style-name="T27"> </text:span><text:span text:style-name="T28">2053,</text:span><text:span text:style-name="T27"> </text:span><text:span text:style-name="T28">2063,</text:span><text:span text:style-name="T27"> </text:span><text:span text:style-name="T28">2069,2081,</text:span><text:span text:style-name="T27"> </text:span><text:span text:style-name="T28">2083, 2087,</text:span><text:span text:style-name="T27"> </text:span><text:span text:style-name="T28">2089,</text:span><text:span text:style-name="T27"> </text:span><text:span text:style-name="T28">2099,</text:span><text:span text:style-name="T27"> </text:span><text:span text:style-name="T28">2111,</text:span><text:span text:style-name="T27"> </text:span><text:span text:style-name="T28">2113,</text:span><text:span text:style-name="T27"> </text:span><text:span text:style-name="T28">2129,</text:span><text:span text:style-name="T27"> </text:span><text:span text:style-name="T28">2131,</text:span><text:span text:style-name="T27"> </text:span><text:span text:style-name="T28">2137,</text:span><text:span text:style-name="T27"> </text:span><text:span text:style-name="T28">2141,</text:span><text:span text:style-name="T27"> </text:span><text:span text:style-name="T28">2143,2153,</text:span><text:span text:style-name="T27"> </text:span><text:span text:style-name="T28">2161,</text:span><text:span text:style-name="T27"> </text:span><text:span text:style-name="T28">2179,</text:span><text:span text:style-name="T27"> </text:span><text:span text:style-name="T28">2203,</text:span><text:span text:style-name="T27"> </text:span><text:span text:style-name="T28">2207,</text:span><text:span text:style-name="T27"> </text:span><text:span text:style-name="T28">2213,</text:span><text:span text:style-name="T27"> </text:span><text:span text:style-name="T28">2221,</text:span><text:span text:style-name="T27"> </text:span><text:span text:style-name="T28">2237,</text:span><text:span text:style-name="T27"> </text:span><text:span text:style-name="T28">2239,</text:span><text:span text:style-name="T27"> </text:span><text:span text:style-name="T28">2243,</text:span><text:span text:style-name="T27"> </text:span><text:span text:style-name="T28">2251,</text:span><text:span text:style-name="T27"> </text:span><text:span text:style-name="T28">2267, 2269,</text:span><text:span text:style-name="T27"> </text:span><text:span text:style-name="T28">2273,</text:span><text:span text:style-name="T27"> </text:span><text:span text:style-name="T28">2281,</text:span><text:span text:style-name="T27"> </text:span><text:span text:style-name="T28">2287,</text:span><text:span text:style-name="T27"> </text:span><text:span text:style-name="T28">2293,</text:span><text:span text:style-name="T27"> </text:span><text:span text:style-name="T28">2297,</text:span><text:span text:style-name="T27"> </text:span><text:span text:style-name="T28">2309,</text:span><text:span text:style-name="T27"> </text:span><text:span text:style-name="T28">2311,</text:span><text:span text:style-name="T27"> </text:span><text:span text:style-name="T28">2333,</text:span><text:span text:style-name="T27"> </text:span><text:span text:style-name="T28">2339,</text:span><text:span text:style-name="T27"> </text:span><text:span text:style-name="T28">2341,</text:span><text:span text:style-name="T27"> </text:span><text:span text:style-name="T28">2347,</text:span><text:span text:style-name="T27"> </text:span><text:span text:style-name="T28">2351, 2357,</text:span><text:span text:style-name="T27"> </text:span><text:span text:style-name="T28">2371,</text:span><text:span text:style-name="T27"> </text:span><text:span text:style-name="T28">2377,</text:span><text:span text:style-name="T27"> </text:span><text:span text:style-name="T28">2381,</text:span><text:span text:style-name="T27"> </text:span><text:span text:style-name="T28">2383,</text:span><text:span text:style-name="T27"> </text:span><text:span text:style-name="T28">2389,</text:span><text:span text:style-name="T27"> </text:span><text:span text:style-name="T28">2393,</text:span><text:span text:style-name="T27"> </text:span><text:span text:style-name="T28">2399,</text:span><text:span text:style-name="T27"> </text:span><text:span text:style-name="T28">2411,</text:span><text:span text:style-name="T27"> </text:span><text:span text:style-name="T28">2417,</text:span><text:span text:style-name="T27"> </text:span><text:span text:style-name="T28">2423,</text:span><text:span text:style-name="T27"> </text:span><text:span text:style-name="T28">2437, 2441,</text:span><text:span text:style-name="T27"> </text:span><text:span text:style-name="T28">2447,</text:span><text:span text:style-name="T27"> </text:span><text:span text:style-name="T28">2459,</text:span><text:span text:style-name="T27"> </text:span><text:span text:style-name="T30">2465</text:span><text:span text:style-name="T28">,</text:span><text:span text:style-name="T27"> </text:span><text:span text:style-name="T28">2467,</text:span><text:span text:style-name="T27"> </text:span><text:span text:style-name="T28">2473,</text:span><text:span text:style-name="T27"> </text:span><text:span text:style-name="T28">2477]</text:span></text:p>
      <text:p text:style-name="P30"><text:span text:style-name="T31"><text:line-break/></text:span><text:soft-page-break/><text:span text:style-name="T31">As expected, an enormous proportion of these c-numbers is prime. Using our test of prime numbers, </text:span><text:span text:style-name="T31">we finally get our desired solution, the list of c-numbers which are not prime:</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3">Integer Lower Bound</text:p>
          </table:table-cell>
          <table:table-cell table:style-name="Table1.A1" office:value-type="string">
            <text:p text:style-name="P33">Integer Upper Bound</text:p>
          </table:table-cell>
          <table:table-cell table:style-name="Table1.A1" office:value-type="string">
            <text:p text:style-name="P33">Number of Primes</text:p>
          </table:table-cell>
          <table:table-cell table:style-name="Table1.A1" office:value-type="string">
            <text:p text:style-name="P33">Number of C-Numbers</text:p>
          </table:table-cell>
          <table:table-cell table:style-name="Table1.E1" office:value-type="string">
            <text:p text:style-name="P33">The only non-prime c-number</text:p>
          </table:table-cell>
        </table:table-row>
        <table:table-row>
          <table:table-cell table:style-name="Table1.A2" office:value-type="string">
            <text:p text:style-name="P33">2</text:p>
          </table:table-cell>
          <table:table-cell table:style-name="Table1.A2" office:value-type="string">
            <text:p text:style-name="P33">500</text:p>
          </table:table-cell>
          <table:table-cell table:style-name="Table1.A2" office:value-type="string">
            <text:p text:style-name="P33">95</text:p>
          </table:table-cell>
          <table:table-cell table:style-name="Table1.A2" office:value-type="string">
            <text:p text:style-name="P33">95</text:p>
          </table:table-cell>
          <table:table-cell table:style-name="Table1.E2" office:value-type="string">
            <text:p text:style-name="P34">None</text:p>
          </table:table-cell>
        </table:table-row>
        <table:table-row>
          <table:table-cell table:style-name="Table1.A2" office:value-type="string">
            <text:p text:style-name="P33">501</text:p>
          </table:table-cell>
          <table:table-cell table:style-name="Table1.A2" office:value-type="string">
            <text:p text:style-name="P33">1000</text:p>
          </table:table-cell>
          <table:table-cell table:style-name="Table1.A2" office:value-type="string">
            <text:p text:style-name="P33">73</text:p>
          </table:table-cell>
          <table:table-cell table:style-name="Table1.A2" office:value-type="string">
            <text:p text:style-name="P33">74</text:p>
          </table:table-cell>
          <table:table-cell table:style-name="Table1.E2" office:value-type="string">
            <text:p text:style-name="P34">561</text:p>
          </table:table-cell>
        </table:table-row>
        <table:table-row>
          <table:table-cell table:style-name="Table1.A2" office:value-type="string">
            <text:p text:style-name="P33">1001</text:p>
          </table:table-cell>
          <table:table-cell table:style-name="Table1.A2" office:value-type="string">
            <text:p text:style-name="P33">1500</text:p>
          </table:table-cell>
          <table:table-cell table:style-name="Table1.A2" office:value-type="string">
            <text:p text:style-name="P33">76</text:p>
          </table:table-cell>
          <table:table-cell table:style-name="Table1.A2" office:value-type="string">
            <text:p text:style-name="P33">77</text:p>
          </table:table-cell>
          <table:table-cell table:style-name="Table1.E2" office:value-type="string">
            <text:p text:style-name="P34">1105</text:p>
          </table:table-cell>
        </table:table-row>
        <table:table-row>
          <table:table-cell table:style-name="Table1.A2" office:value-type="string">
            <text:p text:style-name="P33">1501</text:p>
          </table:table-cell>
          <table:table-cell table:style-name="Table1.A2" office:value-type="string">
            <text:p text:style-name="P33">2000</text:p>
          </table:table-cell>
          <table:table-cell table:style-name="Table1.A2" office:value-type="string">
            <text:p text:style-name="P33">59</text:p>
          </table:table-cell>
          <table:table-cell table:style-name="Table1.A2" office:value-type="string">
            <text:p text:style-name="P33">60</text:p>
          </table:table-cell>
          <table:table-cell table:style-name="Table1.E2" office:value-type="string">
            <text:p text:style-name="P34">1729</text:p>
          </table:table-cell>
        </table:table-row>
        <table:table-row>
          <table:table-cell table:style-name="Table1.A2" office:value-type="string">
            <text:p text:style-name="P33">2001</text:p>
          </table:table-cell>
          <table:table-cell table:style-name="Table1.A2" office:value-type="string">
            <text:p text:style-name="P33">2500</text:p>
          </table:table-cell>
          <table:table-cell table:style-name="Table1.A2" office:value-type="string">
            <text:p text:style-name="P36">70</text:p>
          </table:table-cell>
          <table:table-cell table:style-name="Table1.A2" office:value-type="string">
            <text:p text:style-name="P36">71</text:p>
          </table:table-cell>
          <table:table-cell table:style-name="Table1.E2" office:value-type="string">
            <text:p text:style-name="P35">2465</text:p>
          </table:table-cell>
        </table:table-row>
      </table:table>
      <text:h text:style-name="P22" text:outline-level="1"><text:span text:style-name="T39"/></text:h>
      <text:h text:style-name="P26" text:outline-level="1"><text:bookmark-start text:name="__RefHeading___Toc1238_933785476"/><text:span text:style-name="T39">ANALYSIS and </text:span><text:span text:style-name="T38">CONCLUSION</text:span><text:bookmark-end text:name="__RefHeading___Toc1238_933785476"/></text:h>
      <text:p text:style-name="P9">Because the problem is pretty straightforward, our conclusion simply reiterates the found non-prime c-numbers. Additionally, after further research, I found a more exhaustive list of non-prime c-numbers (or Carmichael Numbers) up to integers 100,000: </text:p>
      <text:p text:style-name="P9"/>
      <text:p text:style-name="P18">561, 1105, 1729, 2465, 2821, 6601, 8911, 10585, 15841, 29341, 41041, 46657, 52633, 62745, 63973, 75361</text:p>
      <text:p text:style-name="P18"/>
      <text:p text:style-name="P17">To conclude, clearly these pseudo prime numbers make the primality test based on Fermat's little theorem risky. </text:p>
      <text:p text:style-name="P17">However, as we can see from the table above, with increasing value of integer <text:span text:style-name="T40">n</text:span>, the different between two non-prime c-numbers is also increasing. Thus, it appears these numbers become really rare for really high value of <text:span text:style-name="T40">n </text:span><text:span text:style-name="T47">as thus increase the accuracy of Fermat's Little Theorem for a very big </text:span><text:span text:style-name="T42">n</text:span><text:span text:style-name="T47">.</text:span></text:p>
      <text:h text:style-name="P25" text:outline-level="1"><draw:line text:anchor-type="paragraph" draw:z-index="0" draw:style-name="gr1" draw:text-style-name="P47" svg:x1="-2.1764in" svg:y1="0.011in" svg:x2="-2.1764in" svg:y2="4.9547in"><text:p/></draw:line><text:bookmark-start text:name="__RefHeading___Toc1240_933785476"/>SOURCE CODE<text:bookmark-end text:name="__RefHeading___Toc1240_933785476"/></text:h>
      <text:p text:style-name="P39"/>
      <text:p text:style-name="P39"><text:span text:style-name="T54">import</text:span> math</text:p>
      <text:p text:style-name="P39"><text:span text:style-name="T54">from</text:span> pylab <text:span text:style-name="T54">import</text:span> *</text:p>
      <text:p text:style-name="P39"/>
      <text:p text:style-name="P39"><text:span text:style-name="T53">def</text:span> primeListGen(k):</text:p>
      <text:p text:style-name="P39"><text:s text:c="4"/><text:span text:style-name="T56">'''Generates a list of prime numbers up to number 'k' using the algorithm "Sundaram's Sieve" '''</text:span></text:p>
      <text:p text:style-name="P39"><text:s text:c="4"/>allK = range(3, k+1, 2)</text:p>
      <text:p text:style-name="P39"><text:s text:c="4"/>half = (k)//2</text:p>
      <text:p text:style-name="P39"><text:s text:c="4"/>init = 4</text:p>
      <text:p text:style-name="P39"><text:s text:c="4"/><text:span text:style-name="T54">for</text:span> j <text:span text:style-name="T54">in</text:span> xrange(3, k+1, 2):</text:p>
      <text:p text:style-name="P39"><text:s text:c="8"/><text:span text:style-name="T54">for</text:span> i <text:span text:style-name="T54">in</text:span> xrange(init, half, j):</text:p>
      <text:p text:style-name="P39"><text:s text:c="12"/>allK[i-1] = 0</text:p>
      <text:p text:style-name="P39"><text:s text:c="8"/>init += 2*(j+1)</text:p>
      <text:p text:style-name="P39"><text:s text:c="8"/><text:span text:style-name="T54">if</text:span> init &gt; half:</text:p>
      <text:p text:style-name="P39"><text:s text:c="12"/><text:span text:style-name="T54">return</text:span> [2] + <text:span text:style-name="T54">filter(None,</text:span> allK)</text:p>
      <text:p text:style-name="P39"/>
      <text:p text:style-name="P39"><text:span text:style-name="T53">def</text:span> isPrime(a):</text:p>
      <text:p text:style-name="P39"><text:s text:c="3"/><text:span text:style-name="T48"><text:s/></text:span><text:span text:style-name="T56">'''Checks against the generated list of primes and determines if input 'a' is a prime number'''</text:span></text:p>
      <text:p text:style-name="P39"><text:s text:c="4"/>listOfPrimes = primeListGen(a+1)</text:p>
      <text:p text:style-name="P39"><text:s text:c="4"/><text:span text:style-name="T54">if</text:span> a <text:span text:style-name="T54">in</text:span> listOfPrimes:</text:p>
      <text:p text:style-name="P39"><text:s text:c="8"/><text:span text:style-name="T54">return</text:span> 1</text:p>
      <text:p text:style-name="P39"><text:s text:c="4"/><text:span text:style-name="T54">else</text:span>: </text:p>
      <text:p text:style-name="P39"><text:s text:c="8"/><text:span text:style-name="T54">return</text:span> 0</text:p>
      <text:p text:style-name="P39"><text:s text:c="4"/></text:p>
      <text:p text:style-name="P39"><text:span text:style-name="T53">def</text:span> isCNumber(n):</text:p>
      <text:p text:style-name="P39"><text:s text:c="4"/><text:span text:style-name="T56">'''Checks if the given number 'n' fulfills the criterion for a C-Number'''</text:span></text:p>
      <text:p text:style-name="P39"><text:s text:c="4"/><text:span text:style-name="T54">for</text:span> i <text:span text:style-name="T54">in</text:span> xrange(2,n):</text:p>
      <text:p text:style-name="P39"><text:s text:c="8"/><text:span text:style-name="T54">if</text:span> (pow(i,n) % n == i):</text:p>
      <text:p text:style-name="P40"><text:s text:c="12"/><text:span text:style-name="T51">#print i, pow(i,n), pow(i,n) % n #</text:span><text:span text:style-name="T52">G</text:span><text:span text:style-name="T51">et the fulfilled C-Number equation</text:span></text:p>
      <text:p text:style-name="P39"><text:s text:c="12"/><text:span text:style-name="T54">continue</text:span></text:p>
      <text:p text:style-name="P39"><text:s text:c="8"/><text:span text:style-name="T54">else</text:span>:</text:p>
      <text:p text:style-name="P39"><text:s text:c="12"/><text:span text:style-name="T54">return</text:span> 0</text:p>
      <text:p text:style-name="P39"><text:s text:c="4"/><text:span text:style-name="T54">return</text:span> 1</text:p>
      <text:p text:style-name="P39"/>
      <text:p text:style-name="P39"><text:span text:style-name="T53">def</text:span> cVsPrime(n):</text:p>
      <text:p text:style-name="P39"><text:s text:c="4"/><text:span text:style-name="T56">'''Returns all non-prime C-Numbers from in the interval (2,n)'''</text:span></text:p>
      <text:p text:style-name="P39"><text:s text:c="4"/>nonPrimeCNumbers = <text:span text:style-name="T54">[]</text:span></text:p>
      <text:p text:style-name="P39"><text:s text:c="4"/><text:span text:style-name="T54">for</text:span> i <text:span text:style-name="T54">in</text:span> xrange(2,n):</text:p>
      <text:p text:style-name="P39"><text:s text:c="8"/><text:span text:style-name="T54">if</text:span>(isCNumber(i)==1 <text:span text:style-name="T54">and</text:span> isPrime(i)!=1):</text:p>
      <text:p text:style-name="P39"><text:s text:c="12"/>nonPrimeCNumbers.append(i)</text:p>
      <text:p text:style-name="P39"><text:s text:c="12"/><text:span text:style-name="T51">#print "Found One!"</text:span></text:p>
      <text:p text:style-name="P41"><text:s text:c="12"/>#break</text:p>
      <text:p text:style-name="P39"><text:s text:c="4"/><text:span text:style-name="T54">print</text:span> "All Done!"</text:p>
      <text:p text:style-name="P40"><text:s text:c="4"/><text:span text:style-name="T54">print</text:span> nonPrimeCNumbers <text:span text:style-name="T51">#Added this </text:span><text:span text:style-name="T52">to show results outside of console</text:span></text:p>
      <text:p text:style-name="P39"><text:s text:c="4"/><text:span text:style-name="T54">return</text:span> nonPrimeCNumbers</text:p>
      <text:p text:style-name="P39"/>
      <text:p text:style-name="P39">cVsPrime(25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Bitstream Vera Sans Mono', 'Courier New', Courier, monospace"/>
    <style:font-face style:name="Consolas" svg:font-family="Consolas, 'Lucida Console', 'DejaVu Sans Mono', Monaco, 'Courier New', monospace"/>
    <style:font-face style:name="Lucida Sans" svg:font-family="'Lucida Sans', 'Lucida Grande', 'Lucida Sans Unicode', Verdana, sans-serif"/>
    <style:font-face style:name="MathJax Main" svg:font-family="'MathJax Main'"/>
    <style:font-face style:name="MathJax Math-italic" svg:font-family="'MathJax Math-italic'"/>
    <style:font-face style:name="arial" svg:font-family="arial, sans-serif"/>
    <style:font-face style:name="monospace1" svg:font-family="monospace"/>
    <style:font-face style:name="monospace" svg:font-family="monospace, Courier"/>
    <style:font-face style:name="sans" svg:font-family="sans"/>
    <style:font-face style:name="sans-serif" svg:font-family="sans-serif"/>
    <style:font-face style:name="Lucida Sans2"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widows="1" fo:text-indent="0in" style:auto-text-indent="false"/>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9252in" style:type="right" style:leader-style="dotted" style:leader-text="."/>
        </style:tab-stops>
      </style:paragraph-properties>
      <style:text-properties style:font-name="Calibri1" fo:font-family="Calibri" style:font-style-name="Regular" style:font-family-generic="swiss" style:font-pitch="variable" fo:font-size="14pt" fo:background-color="transparent"/>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4T21:24:31.778000000</meta:creation-date>
    <dc:date>2015-09-22T08:23:36.561000000</dc:date>
    <meta:editing-duration>PT19M19S</meta:editing-duration>
    <meta:editing-cycles>3</meta:editing-cycles>
    <meta:generator>LibreOffice/5.0.1.2$Windows_x86 LibreOffice_project/81898c9f5c0d43f3473ba111d7b351050be20261</meta:generator>
    <meta:document-statistic meta:table-count="1" meta:image-count="0" meta:object-count="0" meta:page-count="9" meta:paragraph-count="135" meta:word-count="1537" meta:character-count="8815" meta:non-whitespace-character-count="7115"/>
  </office:meta>
</office:document-meta>
</file>